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91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est Nam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5" table:default-cell-style-name="ce3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1005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C2];&quot;X&quot; )" office:value-type="float" office:value="11" calcext:value-type="float">
            <text:p>11</text:p>
          </table:table-cell>
          <table:table-cell table:number-columns-repeated="1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C3];&quot;X&quot; )" office:value-type="float" office:value="9" calcext:value-type="float">
            <text:p>9</text:p>
          </table:table-cell>
          <table:table-cell table:number-columns-repeated="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C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C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C6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C7];&quot;X&quot; )"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C8];&quot;X&quot; )" office:value-type="float" office:value="12" calcext:value-type="float">
            <text:p>12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C9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C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C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C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C1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C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C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C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C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C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C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C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C21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C22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C23];&quot;X&quot; )" office:value-type="float" office:value="11" calcext:value-type="float">
            <text:p>11</text:p>
          </table:table-cell>
          <table:table-cell table:number-columns-repeated="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C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C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C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C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C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C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C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C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C3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C3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C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C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C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C3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C3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C3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0:.AC4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1:.AC4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2:.AC4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3:.AC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4:.AC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5:.AC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6:.AC46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7:.AC47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8:.AC48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49:.AC49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0:.AC50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1:.AC5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2:.AC5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3:.AC5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4:.AC5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5:.AC55];&quot;X&quot; 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6:.AC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7:.AC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8:.AC5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59:.AC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0:.AC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1:.AC61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2:.AC6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3:.AC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Update</text:p>
          </table:table-cell>
          <table:table-cell table:formula="of:=COUNTIF([.E64:.AC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5:.AC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6:.AC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7:.AC67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8:.AC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69:.AC6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0:.AC7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1:.AC7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2:.AC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3:.AC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4:.AC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with detail</text:p>
          </table:table-cell>
          <table:table-cell table:formula="of:=COUNTIF([.E75:.AC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6:.AC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7:.AC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8:.AC78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79:.AC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0:.AC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1:.AC8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2:.AC8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3:.AC8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4:.AC8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5:.AC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6:.AC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7:.AC8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7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8:.AC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89:.AC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0:.AC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91:.AC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92:.AC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93:.AC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94:.AC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5:.AC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6:.AC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7:.AC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8:.AC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9:.AC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100:.AC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101:.AC10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2:.AC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3:.AC10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4:.AC10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04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5:.AC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6:.AC1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7:.AC1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8:.AC1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9:.AC1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10:.AC1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11:.AC1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2:.AC1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3:.AC1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4:.AC1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5:.AC115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6:.AC116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C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C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C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C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C121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C12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C12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C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C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C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C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C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C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C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C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C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C133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C1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C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C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C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C1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C1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C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C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C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C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C1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C1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C1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C14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C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C14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C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C15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C152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C15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C15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C15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C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C15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C1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C15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C1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C1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C1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C16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C16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C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C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C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C16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C16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C17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C171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C172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C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C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C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C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C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C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C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C180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C181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C182];&quot;X&quot; 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C18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C18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C185];&quot;X&quot; )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C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C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C18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C189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C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C191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C192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C193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C194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C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C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C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C19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C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C200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1:.AC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C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C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C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C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C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C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C20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C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C21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C21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C21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t/Fetch</text:p>
          </table:table-cell>
          <table:table-cell table:formula="of:=COUNTIF([.E213:.AC21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C21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C21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C21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C21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C21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C21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C22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C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C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itng Personal Database</text:p>
          </table:table-cell>
          <table:table-cell table:formula="of:=COUNTIF([.E223:.AC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C224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C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C226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C227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C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C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C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4:57:25.485036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07-02T16:43:31.749763269</dc:date>
    <meta:editing-duration>PT8H37M59S</meta:editing-duration>
    <meta:editing-cycles>32</meta:editing-cycles>
    <meta:document-statistic meta:table-count="2" meta:cell-count="1028" meta:object-count="0"/>
  </office:meta>
</office:document-meta>
</file>